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aa948" officeooo:paragraph-rsid="001aa948"/>
    </style:style>
    <style:style style:name="P2" style:family="paragraph" style:parent-style-name="Text_20_body">
      <style:text-properties officeooo:rsid="0021bcd3" officeooo:paragraph-rsid="002f69b8"/>
    </style:style>
    <style:style style:name="P3" style:family="paragraph" style:parent-style-name="Text_20_body">
      <style:text-properties officeooo:rsid="0036c059" officeooo:paragraph-rsid="0036c059"/>
    </style:style>
    <style:style style:name="P4" style:family="paragraph" style:parent-style-name="Text_20_body">
      <style:text-properties officeooo:rsid="00394453" officeooo:paragraph-rsid="00394453"/>
    </style:style>
    <style:style style:name="P5" style:family="paragraph" style:parent-style-name="Text_20_body">
      <style:text-properties fo:font-style="italic" fo:font-weight="normal" officeooo:rsid="00394453" officeooo:paragraph-rsid="006491e3" style:font-style-asian="italic" style:font-weight-asian="normal" style:font-style-complex="italic" style:font-weight-complex="normal"/>
    </style:style>
    <style:style style:name="P6" style:family="paragraph" style:parent-style-name="Text_20_body">
      <style:text-properties officeooo:rsid="004208e0" officeooo:paragraph-rsid="004208e0"/>
    </style:style>
    <style:style style:name="P7" style:family="paragraph" style:parent-style-name="Text_20_body">
      <style:text-properties officeooo:rsid="0058f24a" officeooo:paragraph-rsid="0058f24a"/>
    </style:style>
    <style:style style:name="P8" style:family="paragraph" style:parent-style-name="Text_20_body">
      <style:text-properties officeooo:rsid="005b8ee4" officeooo:paragraph-rsid="005b8ee4"/>
    </style:style>
    <style:style style:name="P9" style:family="paragraph" style:parent-style-name="Text_20_body">
      <style:text-properties officeooo:rsid="005d9996" officeooo:paragraph-rsid="005d9996"/>
    </style:style>
    <style:style style:name="P10" style:family="paragraph" style:parent-style-name="Text_20_body">
      <style:text-properties officeooo:rsid="0061679e" officeooo:paragraph-rsid="0061679e"/>
    </style:style>
    <style:style style:name="P11" style:family="paragraph" style:parent-style-name="Text_20_body">
      <style:text-properties officeooo:rsid="00636eab" officeooo:paragraph-rsid="00636eab"/>
    </style:style>
    <style:style style:name="P12" style:family="paragraph" style:parent-style-name="Text_20_body">
      <style:text-properties officeooo:rsid="006b60d1" officeooo:paragraph-rsid="006b60d1"/>
    </style:style>
    <style:style style:name="P13" style:family="paragraph" style:parent-style-name="Text_20_body">
      <style:text-properties officeooo:rsid="006d1ff6" officeooo:paragraph-rsid="006d1ff6"/>
    </style:style>
    <style:style style:name="P14" style:family="paragraph" style:parent-style-name="Text_20_body">
      <style:text-properties officeooo:rsid="00734a13" officeooo:paragraph-rsid="00734a13"/>
    </style:style>
    <style:style style:name="P15" style:family="paragraph" style:parent-style-name="Text_20_body">
      <style:text-properties officeooo:rsid="0076a29c" officeooo:paragraph-rsid="0076a29c"/>
    </style:style>
    <style:style style:name="P16" style:family="paragraph" style:parent-style-name="Text_20_body">
      <style:text-properties officeooo:rsid="007e5fde" officeooo:paragraph-rsid="007e5fde"/>
    </style:style>
    <style:style style:name="P17" style:family="paragraph" style:parent-style-name="Text_20_body">
      <style:text-properties officeooo:rsid="0088173a" officeooo:paragraph-rsid="0088173a"/>
    </style:style>
    <style:style style:name="P18" style:family="paragraph" style:parent-style-name="Text_20_body">
      <style:text-properties officeooo:rsid="008b5cd1" officeooo:paragraph-rsid="008cc61c"/>
    </style:style>
    <style:style style:name="P19" style:family="paragraph" style:parent-style-name="Text_20_body">
      <style:text-properties officeooo:rsid="008f415f" officeooo:paragraph-rsid="008f415f"/>
    </style:style>
    <style:style style:name="P20" style:family="paragraph" style:parent-style-name="Text_20_body">
      <style:text-properties officeooo:rsid="00982de6" officeooo:paragraph-rsid="00982de6"/>
    </style:style>
    <style:style style:name="P21" style:family="paragraph" style:parent-style-name="Text_20_body">
      <style:text-properties officeooo:rsid="009a31a2" officeooo:paragraph-rsid="009a31a2"/>
    </style:style>
    <style:style style:name="P22" style:family="paragraph" style:parent-style-name="Text_20_body">
      <style:text-properties officeooo:rsid="009d28bd" officeooo:paragraph-rsid="009d28bd"/>
    </style:style>
    <style:style style:name="P23" style:family="paragraph" style:parent-style-name="Text_20_body">
      <style:text-properties officeooo:rsid="00b09224" officeooo:paragraph-rsid="00b09224"/>
    </style:style>
    <style:style style:name="P24" style:family="paragraph" style:parent-style-name="Text_20_body">
      <style:text-properties officeooo:rsid="00bd49f5" officeooo:paragraph-rsid="00bd49f5"/>
    </style:style>
    <style:style style:name="P25" style:family="paragraph" style:parent-style-name="Text_20_body">
      <style:text-properties officeooo:rsid="00bd49f5" officeooo:paragraph-rsid="00c840e7"/>
    </style:style>
    <style:style style:name="P26" style:family="paragraph" style:parent-style-name="Text_20_body">
      <style:text-properties officeooo:rsid="00c273f5" officeooo:paragraph-rsid="00c273f5"/>
    </style:style>
    <style:style style:name="P27" style:family="paragraph" style:parent-style-name="Text_20_body">
      <style:text-properties officeooo:rsid="00c282d5" officeooo:paragraph-rsid="00c282d5"/>
    </style:style>
    <style:style style:name="P28" style:family="paragraph" style:parent-style-name="Text_20_body">
      <style:text-properties officeooo:rsid="00c4bfda" officeooo:paragraph-rsid="00c4bfda"/>
    </style:style>
    <style:style style:name="P29" style:family="paragraph" style:parent-style-name="Text_20_body">
      <style:text-properties officeooo:rsid="00c88e62" officeooo:paragraph-rsid="00c88e62"/>
    </style:style>
    <style:style style:name="P30" style:family="paragraph" style:parent-style-name="Text_20_body">
      <style:text-properties officeooo:rsid="00ce4036" officeooo:paragraph-rsid="00d2e711"/>
    </style:style>
    <style:style style:name="P31" style:family="paragraph" style:parent-style-name="Text_20_body">
      <style:text-properties officeooo:rsid="00ce4036" officeooo:paragraph-rsid="00e8c9f8"/>
    </style:style>
    <style:style style:name="P32" style:family="paragraph" style:parent-style-name="Text_20_body">
      <style:text-properties officeooo:rsid="00d77190" officeooo:paragraph-rsid="00d77190"/>
    </style:style>
    <style:style style:name="P33" style:family="paragraph" style:parent-style-name="Text_20_body">
      <style:text-properties officeooo:rsid="00d8946a" officeooo:paragraph-rsid="00d8946a"/>
    </style:style>
    <style:style style:name="P34" style:family="paragraph" style:parent-style-name="Text_20_body">
      <style:text-properties officeooo:rsid="00da9be8" officeooo:paragraph-rsid="00da9be8"/>
    </style:style>
    <style:style style:name="P35" style:family="paragraph" style:parent-style-name="Text_20_body">
      <style:text-properties officeooo:rsid="00e1b9ec" officeooo:paragraph-rsid="00e1b9ec"/>
    </style:style>
    <style:style style:name="P36" style:family="paragraph" style:parent-style-name="Text_20_body">
      <style:text-properties officeooo:rsid="00e6e20f" officeooo:paragraph-rsid="00e6e20f"/>
    </style:style>
    <style:style style:name="P37" style:family="paragraph" style:parent-style-name="Text_20_body">
      <style:text-properties officeooo:rsid="00e8c9f8" officeooo:paragraph-rsid="00e8c9f8"/>
    </style:style>
    <style:style style:name="P38" style:family="paragraph" style:parent-style-name="Text_20_body">
      <style:text-properties officeooo:rsid="00ed326d" officeooo:paragraph-rsid="00ed326d"/>
    </style:style>
    <style:style style:name="P39" style:family="paragraph" style:parent-style-name="Text_20_body">
      <style:text-properties officeooo:rsid="00ed656d" officeooo:paragraph-rsid="00ed656d"/>
    </style:style>
    <style:style style:name="P40" style:family="paragraph" style:parent-style-name="Text_20_body">
      <style:text-properties officeooo:rsid="00f440ff" officeooo:paragraph-rsid="00f440ff"/>
    </style:style>
    <style:style style:name="P41" style:family="paragraph" style:parent-style-name="Text_20_body">
      <style:text-properties officeooo:rsid="00f8ddee" officeooo:paragraph-rsid="00f8ddee"/>
    </style:style>
    <style:style style:name="P42" style:family="paragraph" style:parent-style-name="Text_20_body">
      <style:text-properties officeooo:rsid="00fc0f13" officeooo:paragraph-rsid="00fe075b"/>
    </style:style>
    <style:style style:name="P43" style:family="paragraph" style:parent-style-name="Text_20_body">
      <style:text-properties officeooo:rsid="00fed747" officeooo:paragraph-rsid="00fed747"/>
    </style:style>
    <style:style style:name="P44" style:family="paragraph" style:parent-style-name="Text_20_body">
      <style:text-properties officeooo:rsid="00ffec6a" officeooo:paragraph-rsid="00ffec6a"/>
    </style:style>
    <style:style style:name="P45" style:family="paragraph" style:parent-style-name="Text_20_body">
      <style:text-properties officeooo:rsid="01055efb" officeooo:paragraph-rsid="01055efb"/>
    </style:style>
    <style:style style:name="P46" style:family="paragraph" style:parent-style-name="Text_20_body">
      <style:text-properties officeooo:rsid="0106bd8e" officeooo:paragraph-rsid="0106bd8e"/>
    </style:style>
    <style:style style:name="P47" style:family="paragraph" style:parent-style-name="Text_20_body">
      <style:text-properties officeooo:rsid="01070fdd" officeooo:paragraph-rsid="01070fdd"/>
    </style:style>
    <style:style style:name="P48" style:family="paragraph" style:parent-style-name="Text_20_body">
      <style:text-properties officeooo:rsid="0109952e" officeooo:paragraph-rsid="0109952e"/>
    </style:style>
    <style:style style:name="P49" style:family="paragraph" style:parent-style-name="Text_20_body">
      <style:text-properties officeooo:rsid="0109952e" officeooo:paragraph-rsid="010b47ae"/>
    </style:style>
    <style:style style:name="P50" style:family="paragraph" style:parent-style-name="Text_20_body">
      <style:text-properties officeooo:rsid="010b8753" officeooo:paragraph-rsid="010b8753"/>
    </style:style>
    <style:style style:name="P51" style:family="paragraph" style:parent-style-name="Text_20_body">
      <style:text-properties officeooo:rsid="010d525e" officeooo:paragraph-rsid="010d525e"/>
    </style:style>
    <style:style style:name="P52" style:family="paragraph" style:parent-style-name="Text_20_body">
      <style:text-properties officeooo:rsid="010e98c9" officeooo:paragraph-rsid="010e98c9"/>
    </style:style>
    <style:style style:name="P53" style:family="paragraph" style:parent-style-name="Text_20_body">
      <style:text-properties officeooo:rsid="010f7e57" officeooo:paragraph-rsid="010f7e57"/>
    </style:style>
    <style:style style:name="P54" style:family="paragraph" style:parent-style-name="Text_20_body">
      <style:text-properties officeooo:rsid="011268d9" officeooo:paragraph-rsid="011268d9"/>
    </style:style>
    <style:style style:name="P55" style:family="paragraph" style:parent-style-name="Text_20_body">
      <style:text-properties officeooo:rsid="01180a10" officeooo:paragraph-rsid="01180a10"/>
    </style:style>
    <style:style style:name="P56" style:family="paragraph" style:parent-style-name="Text_20_body">
      <style:text-properties officeooo:rsid="0119d68d" officeooo:paragraph-rsid="0119d68d"/>
    </style:style>
    <style:style style:name="P57" style:family="paragraph" style:parent-style-name="Text_20_body">
      <style:text-properties officeooo:rsid="011b1f48" officeooo:paragraph-rsid="011b1f48"/>
    </style:style>
    <style:style style:name="P58" style:family="paragraph" style:parent-style-name="Text_20_body">
      <style:text-properties officeooo:rsid="011e9ade" officeooo:paragraph-rsid="011e9ade"/>
    </style:style>
    <style:style style:name="P59" style:family="paragraph" style:parent-style-name="Text_20_body">
      <style:text-properties officeooo:rsid="011f26a6" officeooo:paragraph-rsid="011f26a6"/>
    </style:style>
    <style:style style:name="P60" style:family="paragraph" style:parent-style-name="Text_20_body">
      <style:text-properties officeooo:rsid="01221bd9" officeooo:paragraph-rsid="01221bd9"/>
    </style:style>
    <style:style style:name="P61" style:family="paragraph" style:parent-style-name="Text_20_body">
      <style:text-properties officeooo:rsid="01236811" officeooo:paragraph-rsid="01236811"/>
    </style:style>
    <style:style style:name="P62" style:family="paragraph" style:parent-style-name="Text_20_body">
      <style:text-properties officeooo:rsid="01239ea2" officeooo:paragraph-rsid="01239ea2"/>
    </style:style>
    <style:style style:name="P63" style:family="paragraph" style:parent-style-name="Text_20_body">
      <style:text-properties officeooo:rsid="00a2e417" officeooo:paragraph-rsid="00a40e71"/>
    </style:style>
    <style:style style:name="P64" style:family="paragraph" style:parent-style-name="Text_20_body">
      <style:text-properties officeooo:rsid="00274ad7" officeooo:paragraph-rsid="002f69b8"/>
    </style:style>
    <style:style style:name="P65" style:family="paragraph" style:parent-style-name="Text_20_body">
      <style:text-properties officeooo:rsid="00d47cc6" officeooo:paragraph-rsid="00e8c9f8"/>
    </style:style>
    <style:style style:name="P66" style:family="paragraph" style:parent-style-name="Text_20_body">
      <style:text-properties officeooo:paragraph-rsid="002f69b8"/>
    </style:style>
    <style:style style:name="P67" style:family="paragraph" style:parent-style-name="Text_20_body">
      <style:text-properties officeooo:rsid="001cf8e3" officeooo:paragraph-rsid="00a40e71"/>
    </style:style>
    <style:style style:name="P68" style:family="paragraph" style:parent-style-name="Text_20_body">
      <style:text-properties officeooo:rsid="015b53e0" officeooo:paragraph-rsid="015b53e0"/>
    </style:style>
    <style:style style:name="P69" style:family="paragraph" style:parent-style-name="Text_20_body">
      <style:text-properties officeooo:rsid="00bd78c5" officeooo:paragraph-rsid="00bd78c5"/>
    </style:style>
    <style:style style:name="P70" style:family="paragraph" style:parent-style-name="Text_20_body">
      <style:text-properties officeooo:rsid="00bd78c5" officeooo:paragraph-rsid="00c840e7"/>
    </style:style>
    <style:style style:name="P71" style:family="paragraph" style:parent-style-name="Text_20_body">
      <style:text-properties officeooo:rsid="015df203" officeooo:paragraph-rsid="015df203"/>
    </style:style>
    <style:style style:name="P72" style:family="paragraph" style:parent-style-name="Text_20_body">
      <style:text-properties officeooo:rsid="015df203" officeooo:paragraph-rsid="015e6a95"/>
    </style:style>
    <style:style style:name="P73" style:family="paragraph" style:parent-style-name="Text_20_body">
      <style:text-properties officeooo:rsid="01110984" officeooo:paragraph-rsid="015e6a95"/>
    </style:style>
    <style:style style:name="P74" style:family="paragraph" style:parent-style-name="Text_20_body">
      <style:text-properties officeooo:rsid="00c0e995" officeooo:paragraph-rsid="00c0e995"/>
    </style:style>
    <style:style style:name="P75" style:family="paragraph" style:parent-style-name="Text_20_body">
      <style:text-properties officeooo:rsid="0110da4a" officeooo:paragraph-rsid="0111d0ae"/>
    </style:style>
    <style:style style:name="P76" style:family="paragraph" style:parent-style-name="Text_20_body">
      <style:text-properties fo:font-style="normal" officeooo:rsid="01636197" officeooo:paragraph-rsid="01636197" style:font-style-asian="normal" style:font-style-complex="normal"/>
    </style:style>
    <style:style style:name="P77" style:family="paragraph" style:parent-style-name="Text_20_body">
      <style:text-properties fo:font-style="normal" style:text-underline-style="none" officeooo:rsid="008d54ad" officeooo:paragraph-rsid="008d54ad" style:font-style-asian="normal" style:font-style-complex="normal"/>
    </style:style>
    <style:style style:name="P78" style:family="paragraph" style:parent-style-name="Text_20_body">
      <style:text-properties officeooo:rsid="0090fe03" officeooo:paragraph-rsid="0090fe03"/>
    </style:style>
    <style:style style:name="P79" style:family="paragraph" style:parent-style-name="Title">
      <style:text-properties officeooo:rsid="012c365e" officeooo:paragraph-rsid="012c365e"/>
    </style:style>
    <style:style style:name="P80" style:family="paragraph" style:parent-style-name="Text_20_body" style:list-style-name="L1">
      <style:text-properties officeooo:rsid="002032ec" officeooo:paragraph-rsid="002032ec"/>
    </style:style>
    <style:style style:name="P81" style:family="paragraph" style:parent-style-name="Text_20_body" style:list-style-name="L1">
      <style:text-properties officeooo:rsid="002032ec" officeooo:paragraph-rsid="0161f605"/>
    </style:style>
    <style:style style:name="P82" style:family="paragraph" style:parent-style-name="Text_20_body" style:list-style-name="L1">
      <style:text-properties officeooo:rsid="0021bcd3" officeooo:paragraph-rsid="0021bcd3"/>
    </style:style>
    <style:style style:name="P83" style:family="paragraph" style:parent-style-name="Text_20_body" style:list-style-name="L1">
      <style:text-properties officeooo:rsid="0023efde" officeooo:paragraph-rsid="0023efde"/>
    </style:style>
    <style:style style:name="P84" style:family="paragraph" style:parent-style-name="Text_20_body" style:list-style-name="L2">
      <style:text-properties officeooo:rsid="0036c059" officeooo:paragraph-rsid="0036c059"/>
    </style:style>
    <style:style style:name="P85" style:family="paragraph" style:parent-style-name="Text_20_body" style:list-style-name="L2">
      <style:text-properties fo:font-style="normal" officeooo:rsid="0036c059" officeooo:paragraph-rsid="0036c059" style:font-style-asian="normal" style:font-style-complex="normal"/>
    </style:style>
    <style:style style:name="P86" style:family="paragraph" style:parent-style-name="Text_20_body" style:list-style-name="L2">
      <style:text-properties fo:font-style="normal" officeooo:rsid="0038e423" officeooo:paragraph-rsid="0038e423" style:font-style-asian="normal" style:font-style-complex="normal"/>
    </style:style>
    <style:style style:name="P87" style:family="paragraph" style:parent-style-name="Text_20_body" style:list-style-name="L3">
      <style:text-properties fo:font-style="normal" officeooo:rsid="003a94de" officeooo:paragraph-rsid="0065fd07" style:font-style-asian="normal" style:font-style-complex="normal"/>
    </style:style>
    <style:style style:name="P88" style:family="paragraph" style:parent-style-name="Text_20_body" style:list-style-name="L5">
      <style:text-properties fo:font-style="normal" officeooo:rsid="00528e0e" officeooo:paragraph-rsid="00528e0e" style:font-style-asian="normal" style:font-style-complex="normal"/>
    </style:style>
    <style:style style:name="P89" style:family="paragraph" style:parent-style-name="Text_20_body">
      <style:text-properties fo:font-style="normal" style:text-underline-style="none" officeooo:rsid="00a099f8" officeooo:paragraph-rsid="00a099f8" style:font-style-asian="normal" style:font-style-complex="normal"/>
    </style:style>
    <style:style style:name="P90" style:family="paragraph" style:parent-style-name="Text_20_body">
      <style:text-properties fo:font-style="normal" style:text-underline-style="none" officeooo:rsid="00a90607" officeooo:paragraph-rsid="00a932d1" style:font-style-asian="normal" style:font-style-complex="normal"/>
    </style:style>
    <style:style style:name="P91" style:family="paragraph" style:parent-style-name="Text_20_body" style:list-style-name="L3">
      <style:text-properties officeooo:rsid="00394453" officeooo:paragraph-rsid="006491e3"/>
    </style:style>
    <style:style style:name="P92" style:family="paragraph" style:parent-style-name="Text_20_body" style:list-style-name="L4">
      <style:text-properties officeooo:rsid="0046a24a" officeooo:paragraph-rsid="0046a24a"/>
    </style:style>
    <style:style style:name="P93" style:family="paragraph" style:parent-style-name="Text_20_body" style:list-style-name="L4">
      <style:text-properties officeooo:rsid="004b9de5" officeooo:paragraph-rsid="004b9de5"/>
    </style:style>
    <style:style style:name="P94" style:family="paragraph" style:parent-style-name="Text_20_body" style:list-style-name="L4">
      <style:text-properties officeooo:rsid="004ddaff" officeooo:paragraph-rsid="004ddaff"/>
    </style:style>
    <style:style style:name="P95" style:family="paragraph" style:parent-style-name="Text_20_body" style:list-style-name="L4">
      <style:text-properties officeooo:rsid="004f042f" officeooo:paragraph-rsid="004f042f"/>
    </style:style>
    <style:style style:name="P96" style:family="paragraph" style:parent-style-name="Text_20_body" style:list-style-name="L4">
      <style:text-properties officeooo:rsid="00500d7e" officeooo:paragraph-rsid="00500d7e"/>
    </style:style>
    <style:style style:name="P97" style:family="paragraph" style:parent-style-name="Heading_20_1">
      <style:text-properties officeooo:rsid="00530f95" officeooo:paragraph-rsid="00530f95"/>
    </style:style>
    <style:style style:name="P98" style:family="paragraph" style:parent-style-name="Heading_20_1">
      <style:paragraph-properties fo:break-before="page"/>
      <style:text-properties officeooo:rsid="001aa948" officeooo:paragraph-rsid="001aa948"/>
    </style:style>
    <style:style style:name="P99" style:family="paragraph" style:parent-style-name="Heading_20_2">
      <style:text-properties officeooo:rsid="001c16c9" officeooo:paragraph-rsid="001c16c9"/>
    </style:style>
    <style:style style:name="P100" style:family="paragraph" style:parent-style-name="Heading_20_2">
      <style:text-properties officeooo:rsid="001c16c9" officeooo:paragraph-rsid="0065fd07"/>
    </style:style>
    <style:style style:name="P101" style:family="paragraph" style:parent-style-name="Heading_20_2">
      <style:text-properties officeooo:rsid="01180a10" officeooo:paragraph-rsid="01180a10"/>
    </style:style>
    <style:style style:name="P102" style:family="paragraph" style:parent-style-name="Heading_20_2">
      <style:text-properties officeooo:rsid="0057034f" officeooo:paragraph-rsid="0057034f"/>
    </style:style>
    <style:style style:name="P103" style:family="paragraph" style:parent-style-name="Heading_20_2" style:list-style-name="">
      <style:text-properties officeooo:rsid="00cd063a" officeooo:paragraph-rsid="00e1b9a8"/>
    </style:style>
    <style:style style:name="P104" style:family="paragraph" style:parent-style-name="Heading_20_2" style:list-style-name="">
      <style:text-properties officeooo:rsid="0106bd8e" officeooo:paragraph-rsid="0106bd8e"/>
    </style:style>
    <style:style style:name="P105" style:family="paragraph" style:parent-style-name="Heading_20_2">
      <style:paragraph-properties fo:break-before="page"/>
      <style:text-properties officeooo:rsid="00cd063a" officeooo:paragraph-rsid="00e1b9a8"/>
    </style:style>
    <style:style style:name="P106" style:family="paragraph" style:parent-style-name="Heading_20_2">
      <style:paragraph-properties fo:break-before="page"/>
      <style:text-properties officeooo:rsid="0106bd8e" officeooo:paragraph-rsid="0106bd8e"/>
    </style:style>
    <style:style style:name="P107" style:family="paragraph" style:parent-style-name="Heading_20_3">
      <style:text-properties officeooo:rsid="002032ec" officeooo:paragraph-rsid="002032ec"/>
    </style:style>
    <style:style style:name="P108" style:family="paragraph" style:parent-style-name="Heading_20_3">
      <style:text-properties officeooo:rsid="00274ad7" officeooo:paragraph-rsid="00274ad7"/>
    </style:style>
    <style:style style:name="P109" style:family="paragraph" style:parent-style-name="Heading_20_3" style:list-style-name="">
      <style:text-properties fo:font-style="normal" officeooo:rsid="00274ad7" officeooo:paragraph-rsid="00394453" style:font-style-asian="normal" style:font-style-complex="normal"/>
    </style:style>
    <style:style style:name="P110" style:family="paragraph" style:parent-style-name="Heading_20_3">
      <style:text-properties fo:font-style="normal" officeooo:rsid="00583eb2" officeooo:paragraph-rsid="00bd49f5" style:font-style-asian="normal" style:font-style-complex="normal"/>
    </style:style>
    <style:style style:name="P111" style:family="paragraph" style:parent-style-name="Heading_20_3">
      <style:text-properties officeooo:rsid="00583eb2" officeooo:paragraph-rsid="00583eb2"/>
    </style:style>
    <style:style style:name="P112" style:family="paragraph" style:parent-style-name="Heading_20_3">
      <style:text-properties officeooo:rsid="00583eb2" officeooo:paragraph-rsid="008a19a7"/>
    </style:style>
    <style:style style:name="P113" style:family="paragraph" style:parent-style-name="Heading_20_3">
      <style:text-properties officeooo:rsid="00c76350" officeooo:paragraph-rsid="00c76350"/>
    </style:style>
    <style:style style:name="P114" style:family="paragraph" style:parent-style-name="Heading_20_3">
      <style:paragraph-properties fo:break-before="page"/>
      <style:text-properties officeooo:rsid="00274ad7" officeooo:paragraph-rsid="00394453"/>
    </style:style>
    <style:style style:name="P115" style:family="paragraph" style:parent-style-name="Heading_20_4">
      <style:text-properties officeooo:rsid="01180a10" officeooo:paragraph-rsid="01180a10"/>
    </style:style>
    <style:style style:name="P116" style:family="paragraph" style:parent-style-name="Heading_20_4">
      <style:text-properties officeooo:rsid="0119d68d" officeooo:paragraph-rsid="0119d68d"/>
    </style:style>
    <style:style style:name="P117" style:family="paragraph" style:parent-style-name="Heading_20_4" style:list-style-name="">
      <style:text-properties officeooo:rsid="011e9ade" officeooo:paragraph-rsid="011e9ade"/>
    </style:style>
    <style:style style:name="P118" style:family="paragraph" style:parent-style-name="Heading_20_4">
      <style:text-properties officeooo:rsid="01221bd9" officeooo:paragraph-rsid="01221bd9"/>
    </style:style>
    <style:style style:name="P119" style:family="paragraph" style:parent-style-name="Heading_20_4">
      <style:text-properties officeooo:rsid="01236811" officeooo:paragraph-rsid="01236811"/>
    </style:style>
    <style:style style:name="P120" style:family="paragraph" style:parent-style-name="Heading_20_4">
      <style:text-properties officeooo:rsid="01239ea2" officeooo:paragraph-rsid="01239ea2"/>
    </style:style>
    <style:style style:name="P121" style:family="paragraph" style:parent-style-name="Heading_20_4">
      <style:text-properties officeooo:rsid="00583eb2" officeooo:paragraph-rsid="00583eb2"/>
    </style:style>
    <style:style style:name="P122" style:family="paragraph" style:parent-style-name="Heading_20_4">
      <style:text-properties officeooo:rsid="006980dc" officeooo:paragraph-rsid="006980dc"/>
    </style:style>
    <style:style style:name="P123" style:family="paragraph" style:parent-style-name="Heading_20_4">
      <style:text-properties officeooo:rsid="007e5452" officeooo:paragraph-rsid="007e5452"/>
    </style:style>
    <style:style style:name="P124" style:family="paragraph" style:parent-style-name="Heading_20_4">
      <style:text-properties officeooo:rsid="0088173a" officeooo:paragraph-rsid="0088173a"/>
    </style:style>
    <style:style style:name="P125" style:family="paragraph" style:parent-style-name="Heading_20_4">
      <style:text-properties officeooo:rsid="015ad797" officeooo:paragraph-rsid="015ad797"/>
    </style:style>
    <style:style style:name="P126" style:family="paragraph" style:parent-style-name="Heading_20_4">
      <style:text-properties officeooo:rsid="008b5cd1" officeooo:paragraph-rsid="008b5cd1"/>
    </style:style>
    <style:style style:name="P127" style:family="paragraph" style:parent-style-name="Heading_20_4">
      <style:text-properties fo:font-style="italic" officeooo:rsid="008d54ad" officeooo:paragraph-rsid="008d54ad" style:font-style-asian="italic" style:font-style-complex="italic"/>
    </style:style>
    <style:style style:name="P128" style:family="paragraph" style:parent-style-name="Heading_20_4">
      <style:text-properties fo:font-style="italic" officeooo:rsid="008ed92b" officeooo:paragraph-rsid="008ed92b" style:font-style-asian="italic" style:font-style-complex="italic"/>
    </style:style>
    <style:style style:name="P129" style:family="paragraph" style:parent-style-name="Heading_20_4">
      <style:text-properties fo:font-style="italic" officeooo:rsid="0099406a" officeooo:paragraph-rsid="0099406a" style:font-style-asian="italic" style:font-style-complex="italic"/>
    </style:style>
    <style:style style:name="P130" style:family="paragraph" style:parent-style-name="Heading_20_4">
      <style:text-properties fo:font-style="italic" officeooo:rsid="00a099f8" officeooo:paragraph-rsid="00a099f8" style:font-style-asian="italic" style:font-style-complex="italic"/>
    </style:style>
    <style:style style:name="P131" style:family="paragraph" style:parent-style-name="Heading_20_4">
      <style:text-properties fo:font-style="italic" officeooo:rsid="00a099f8" officeooo:paragraph-rsid="00a90607" style:font-style-asian="italic" style:font-style-complex="italic"/>
    </style:style>
    <style:style style:name="P132" style:family="paragraph" style:parent-style-name="Heading_20_4">
      <style:text-properties fo:font-style="italic" officeooo:rsid="00acb0c5" officeooo:paragraph-rsid="00acb0c5" style:font-style-asian="italic" style:font-style-complex="italic"/>
    </style:style>
    <style:style style:name="P133" style:family="paragraph" style:parent-style-name="Heading_20_4">
      <style:text-properties fo:font-style="italic" style:text-underline-style="none" officeooo:rsid="01636197" officeooo:paragraph-rsid="01636197" style:font-style-asian="italic" style:font-style-complex="italic"/>
    </style:style>
    <style:style style:name="P134" style:family="paragraph" style:parent-style-name="Heading_20_4">
      <style:text-properties officeooo:rsid="00bd49f5" officeooo:paragraph-rsid="00bd49f5"/>
    </style:style>
    <style:style style:name="P135" style:family="paragraph" style:parent-style-name="Heading_20_4">
      <style:text-properties officeooo:rsid="00bd78c5" officeooo:paragraph-rsid="00bd78c5"/>
    </style:style>
    <style:style style:name="P136" style:family="paragraph" style:parent-style-name="Heading_20_4">
      <style:text-properties officeooo:rsid="015df203" officeooo:paragraph-rsid="015df203"/>
    </style:style>
    <style:style style:name="P137" style:family="paragraph" style:parent-style-name="Heading_20_4">
      <style:text-properties officeooo:rsid="015df203" officeooo:paragraph-rsid="015e6a95"/>
    </style:style>
    <style:style style:name="P138" style:family="paragraph" style:parent-style-name="Heading_20_4">
      <style:text-properties officeooo:rsid="00c0e995" officeooo:paragraph-rsid="00c0e995"/>
    </style:style>
    <style:style style:name="P139" style:family="paragraph" style:parent-style-name="Heading_20_4">
      <style:text-properties officeooo:rsid="010d525e" officeooo:paragraph-rsid="010d525e"/>
    </style:style>
    <style:style style:name="P140" style:family="paragraph" style:parent-style-name="Heading_20_4">
      <style:text-properties officeooo:rsid="010e98c9" officeooo:paragraph-rsid="010e98c9"/>
    </style:style>
    <style:style style:name="P141" style:family="paragraph" style:parent-style-name="Heading_20_4">
      <style:text-properties officeooo:rsid="010f7e57" officeooo:paragraph-rsid="010f7e57"/>
    </style:style>
    <style:style style:name="P142" style:family="paragraph" style:parent-style-name="Heading_20_4">
      <style:text-properties officeooo:rsid="00c282d5" officeooo:paragraph-rsid="00c282d5"/>
    </style:style>
    <style:style style:name="P143" style:family="paragraph" style:parent-style-name="Heading_20_4">
      <style:text-properties officeooo:rsid="00c4bfda" officeooo:paragraph-rsid="00c4bfda"/>
    </style:style>
    <style:style style:name="P144" style:family="paragraph" style:parent-style-name="Heading_20_4">
      <style:text-properties officeooo:rsid="00c76350" officeooo:paragraph-rsid="00c76350"/>
    </style:style>
    <style:style style:name="P145" style:family="paragraph" style:parent-style-name="Heading_20_4">
      <style:text-properties officeooo:rsid="00c840e7" officeooo:paragraph-rsid="00c840e7"/>
    </style:style>
    <style:style style:name="P146" style:family="paragraph" style:parent-style-name="Heading_20_4">
      <style:text-properties officeooo:rsid="00c88e62" officeooo:paragraph-rsid="00c88e62"/>
    </style:style>
    <style:style style:name="P147" style:family="paragraph" style:parent-style-name="Heading_20_4">
      <style:text-properties officeooo:rsid="0110da4a" officeooo:paragraph-rsid="0111d0ae"/>
    </style:style>
    <style:style style:name="P148" style:family="paragraph" style:parent-style-name="Heading_20_4">
      <style:text-properties officeooo:rsid="00cd063a" officeooo:paragraph-rsid="00cd063a"/>
    </style:style>
    <style:style style:name="P149" style:family="paragraph" style:parent-style-name="Heading_20_4">
      <style:text-properties officeooo:rsid="00d5aba5" officeooo:paragraph-rsid="00d5aba5"/>
    </style:style>
    <style:style style:name="P150" style:family="paragraph" style:parent-style-name="Heading_20_4">
      <style:text-properties officeooo:rsid="011268d9" officeooo:paragraph-rsid="011268d9"/>
    </style:style>
    <style:style style:name="P151" style:family="paragraph" style:parent-style-name="Heading_20_4">
      <style:text-properties officeooo:rsid="00d8946a" officeooo:paragraph-rsid="00d8946a"/>
    </style:style>
    <style:style style:name="P152" style:family="paragraph" style:parent-style-name="Heading_20_4">
      <style:text-properties officeooo:rsid="00e1b9ec" officeooo:paragraph-rsid="00e1b9ec"/>
    </style:style>
    <style:style style:name="P153" style:family="paragraph" style:parent-style-name="Heading_20_4">
      <style:text-properties officeooo:rsid="00e8c9f8" officeooo:paragraph-rsid="00e8c9f8"/>
    </style:style>
    <style:style style:name="P154" style:family="paragraph" style:parent-style-name="Heading_20_4">
      <style:text-properties officeooo:rsid="00f440ff" officeooo:paragraph-rsid="00f440ff"/>
    </style:style>
    <style:style style:name="P155" style:family="paragraph" style:parent-style-name="Heading_20_4">
      <style:text-properties officeooo:rsid="00f8ddee" officeooo:paragraph-rsid="00f8ddee"/>
    </style:style>
    <style:style style:name="P156" style:family="paragraph" style:parent-style-name="Heading_20_4">
      <style:text-properties officeooo:rsid="00fc0f13" officeooo:paragraph-rsid="00fc0f13"/>
    </style:style>
    <style:style style:name="P157" style:family="paragraph" style:parent-style-name="Heading_20_4">
      <style:text-properties officeooo:rsid="00ffec6a" officeooo:paragraph-rsid="00ffec6a"/>
    </style:style>
    <style:style style:name="P158" style:family="paragraph" style:parent-style-name="Heading_20_4">
      <style:text-properties officeooo:rsid="01055efb" officeooo:paragraph-rsid="01055efb"/>
    </style:style>
    <style:style style:name="P159" style:family="paragraph" style:parent-style-name="Heading_20_4">
      <style:text-properties officeooo:rsid="0106bd8e" officeooo:paragraph-rsid="0106bd8e"/>
    </style:style>
    <style:style style:name="P160" style:family="paragraph" style:parent-style-name="Heading_20_4">
      <style:text-properties officeooo:rsid="0109952e" officeooo:paragraph-rsid="0109952e"/>
    </style:style>
    <style:style style:name="P161" style:family="paragraph" style:parent-style-name="Heading_20_4">
      <style:text-properties officeooo:rsid="010b8753" officeooo:paragraph-rsid="010b8753"/>
    </style:style>
    <style:style style:name="P162" style:family="paragraph" style:parent-style-name="Heading_20_4">
      <style:text-properties officeooo:rsid="016efa33" officeooo:paragraph-rsid="016efa33"/>
    </style:style>
    <style:style style:name="P163" style:family="paragraph" style:parent-style-name="Heading_20_4">
      <style:paragraph-properties fo:break-before="page"/>
      <style:text-properties officeooo:rsid="011e9ade" officeooo:paragraph-rsid="011e9ade"/>
    </style:style>
    <style:style style:name="P164" style:family="paragraph" style:parent-style-name="Heading_20_4">
      <style:paragraph-properties fo:break-before="page"/>
      <style:text-properties officeooo:rsid="006980dc" officeooo:paragraph-rsid="00734a13"/>
    </style:style>
    <style:style style:name="P165" style:family="paragraph" style:parent-style-name="Heading_20_4">
      <style:paragraph-properties fo:break-before="page"/>
      <style:text-properties officeooo:rsid="008ed92b" officeooo:paragraph-rsid="0097cada"/>
    </style:style>
    <style:style style:name="P166" style:family="paragraph" style:parent-style-name="Heading_20_4">
      <style:paragraph-properties fo:break-before="page"/>
      <style:text-properties officeooo:rsid="00c273f5" officeooo:paragraph-rsid="00c273f5"/>
    </style:style>
    <style:style style:name="P167" style:family="paragraph" style:parent-style-name="Heading_20_4">
      <style:paragraph-properties fo:break-before="page"/>
      <style:text-properties officeooo:rsid="01110984" officeooo:paragraph-rsid="0111d0ae"/>
    </style:style>
    <style:style style:name="T1" style:family="text">
      <style:text-properties officeooo:rsid="001b2b3f"/>
    </style:style>
    <style:style style:name="T2" style:family="text">
      <style:text-properties officeooo:rsid="001c16c9"/>
    </style:style>
    <style:style style:name="T3" style:family="text">
      <style:text-properties officeooo:rsid="001ca4f1"/>
    </style:style>
    <style:style style:name="T4" style:family="text">
      <style:text-properties officeooo:rsid="001e3834"/>
    </style:style>
    <style:style style:name="T5" style:family="text">
      <style:text-properties officeooo:rsid="00252763"/>
    </style:style>
    <style:style style:name="T6" style:family="text">
      <style:text-properties officeooo:rsid="00274ad7"/>
    </style:style>
    <style:style style:name="T7" style:family="text">
      <style:text-properties fo:font-style="italic" style:font-style-asian="italic" style:font-style-complex="italic"/>
    </style:style>
    <style:style style:name="T8" style:family="text">
      <style:text-properties fo:font-style="italic" officeooo:rsid="00274ad7" style:font-style-asian="italic" style:font-style-complex="italic"/>
    </style:style>
    <style:style style:name="T9" style:family="text">
      <style:text-properties fo:font-style="italic" officeooo:rsid="002eb941" style:font-style-asian="italic" style:font-style-complex="italic"/>
    </style:style>
    <style:style style:name="T10" style:family="text">
      <style:text-properties fo:font-style="italic" officeooo:rsid="00301930" style:font-style-asian="italic" style:font-style-complex="italic"/>
    </style:style>
    <style:style style:name="T11" style:family="text">
      <style:text-properties fo:font-style="italic" officeooo:rsid="00636eab" style:font-style-asian="italic" style:font-style-complex="italic"/>
    </style:style>
    <style:style style:name="T12" style:family="text">
      <style:text-properties fo:font-style="italic" officeooo:rsid="006bd74e" style:font-style-asian="italic" style:font-style-complex="italic"/>
    </style:style>
    <style:style style:name="T13" style:family="text">
      <style:text-properties fo:font-style="italic" officeooo:rsid="0074edef" style:font-style-asian="italic" style:font-style-complex="italic"/>
    </style:style>
    <style:style style:name="T14" style:family="text">
      <style:text-properties fo:font-style="italic" officeooo:rsid="00c9cda2" style:font-style-asian="italic" style:font-style-complex="italic"/>
    </style:style>
    <style:style style:name="T15" style:family="text">
      <style:text-properties fo:font-style="italic" officeooo:rsid="0106bd8e"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926cd6" style:font-style-asian="italic" style:font-style-complex="italic"/>
    </style:style>
    <style:style style:name="T18" style:family="text">
      <style:text-properties fo:font-style="italic" style:text-underline-style="none" officeooo:rsid="008cc61c" style:font-style-asian="italic" style:font-style-complex="italic"/>
    </style:style>
    <style:style style:name="T19" style:family="text">
      <style:text-properties fo:font-style="italic" style:text-underline-style="none" officeooo:rsid="0097cada" style:font-style-asian="italic" style:font-style-complex="italic"/>
    </style:style>
    <style:style style:name="T20" style:family="text">
      <style:text-properties fo:font-style="italic" style:text-underline-style="none" officeooo:rsid="0166a404" style:font-style-asian="italic" style:font-style-complex="italic"/>
    </style:style>
    <style:style style:name="T21" style:family="text">
      <style:text-properties fo:font-style="italic" style:text-underline-style="none" fo:font-weight="normal" officeooo:rsid="0166a404" style:font-style-asian="italic" style:font-weight-asian="normal" style:font-style-complex="italic" style:font-weight-complex="normal"/>
    </style:style>
    <style:style style:name="T22" style:family="text">
      <style:text-properties fo:font-style="italic" fo:font-weight="normal" officeooo:rsid="00c282d5"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274ad7" style:font-style-asian="normal" style:font-style-complex="normal"/>
    </style:style>
    <style:style style:name="T25" style:family="text">
      <style:text-properties fo:font-style="normal" officeooo:rsid="002eb941" style:font-style-asian="normal" style:font-style-complex="normal"/>
    </style:style>
    <style:style style:name="T26" style:family="text">
      <style:text-properties fo:font-style="normal" officeooo:rsid="002edf48" style:font-style-asian="normal" style:font-style-complex="normal"/>
    </style:style>
    <style:style style:name="T27" style:family="text">
      <style:text-properties fo:font-style="normal" officeooo:rsid="002f69b8" style:font-style-asian="normal" style:font-style-complex="normal"/>
    </style:style>
    <style:style style:name="T28" style:family="text">
      <style:text-properties fo:font-style="normal" officeooo:rsid="0033823d" style:font-style-asian="normal" style:font-style-complex="normal"/>
    </style:style>
    <style:style style:name="T29" style:family="text">
      <style:text-properties fo:font-style="normal" officeooo:rsid="0038b3c4" style:font-style-asian="normal" style:font-style-complex="normal"/>
    </style:style>
    <style:style style:name="T30" style:family="text">
      <style:text-properties fo:font-style="normal" officeooo:rsid="00394453" style:font-style-asian="normal" style:font-style-complex="normal"/>
    </style:style>
    <style:style style:name="T31" style:family="text">
      <style:text-properties fo:font-style="normal" officeooo:rsid="003a94de" style:font-style-asian="normal" style:font-style-complex="normal"/>
    </style:style>
    <style:style style:name="T32" style:family="text">
      <style:text-properties fo:font-style="normal" officeooo:rsid="003f4671" style:font-style-asian="normal" style:font-style-complex="normal"/>
    </style:style>
    <style:style style:name="T33" style:family="text">
      <style:text-properties fo:font-style="normal" officeooo:rsid="00435159" style:font-style-asian="normal" style:font-style-complex="normal"/>
    </style:style>
    <style:style style:name="T34" style:family="text">
      <style:text-properties fo:font-style="normal" officeooo:rsid="0043dace" style:font-style-asian="normal" style:font-style-complex="normal"/>
    </style:style>
    <style:style style:name="T35" style:family="text">
      <style:text-properties fo:font-style="normal" officeooo:rsid="004b9de5" style:font-style-asian="normal" style:font-style-complex="normal"/>
    </style:style>
    <style:style style:name="T36" style:family="text">
      <style:text-properties fo:font-style="normal" officeooo:rsid="004bf1f1" style:font-style-asian="normal" style:font-style-complex="normal"/>
    </style:style>
    <style:style style:name="T37" style:family="text">
      <style:text-properties fo:font-style="normal" officeooo:rsid="00528e0e" style:font-style-asian="normal" style:font-style-complex="normal"/>
    </style:style>
    <style:style style:name="T38" style:family="text">
      <style:text-properties fo:font-style="normal" officeooo:rsid="00535dfd" style:font-style-asian="normal" style:font-style-complex="normal"/>
    </style:style>
    <style:style style:name="T39" style:family="text">
      <style:text-properties fo:font-style="normal" officeooo:rsid="006796e1" style:font-style-asian="normal" style:font-style-complex="normal"/>
    </style:style>
    <style:style style:name="T40" style:family="text">
      <style:text-properties fo:font-style="normal" officeooo:rsid="00c88e62" style:font-style-asian="normal" style:font-style-complex="normal"/>
    </style:style>
    <style:style style:name="T41" style:family="text">
      <style:text-properties fo:font-style="normal" officeooo:rsid="014034b0" style:font-style-asian="normal" style:font-style-complex="normal"/>
    </style:style>
    <style:style style:name="T42" style:family="text">
      <style:text-properties fo:font-style="normal" officeooo:rsid="015ff566" style:font-style-asian="normal" style:font-style-complex="normal"/>
    </style:style>
    <style:style style:name="T43" style:family="text">
      <style:text-properties fo:font-style="normal" officeooo:rsid="01600a4a" style:font-style-asian="normal" style:font-style-complex="normal"/>
    </style:style>
    <style:style style:name="T44" style:family="text">
      <style:text-properties fo:font-style="normal" officeooo:rsid="01618ac3"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03a94de" style:font-style-asian="normal" style:font-style-complex="normal"/>
    </style:style>
    <style:style style:name="T47" style:family="text">
      <style:text-properties fo:font-style="normal" style:text-underline-style="none" officeooo:rsid="008ed92b" style:font-style-asian="normal" style:font-style-complex="normal"/>
    </style:style>
    <style:style style:name="T48" style:family="text">
      <style:text-properties fo:font-style="normal" style:text-underline-style="none" officeooo:rsid="0090fe03" style:font-style-asian="normal" style:font-style-complex="normal"/>
    </style:style>
    <style:style style:name="T49" style:family="text">
      <style:text-properties fo:font-style="normal" style:text-underline-style="none" officeooo:rsid="00926cd6" style:font-style-asian="normal" style:font-style-complex="normal"/>
    </style:style>
    <style:style style:name="T50" style:family="text">
      <style:text-properties fo:font-style="normal" style:text-underline-style="none" officeooo:rsid="0093fbb0" style:font-style-asian="normal" style:font-style-complex="normal"/>
    </style:style>
    <style:style style:name="T51" style:family="text">
      <style:text-properties fo:font-style="normal" style:text-underline-style="none" officeooo:rsid="00952937" style:font-style-asian="normal" style:font-style-complex="normal"/>
    </style:style>
    <style:style style:name="T52" style:family="text">
      <style:text-properties fo:font-style="normal" style:text-underline-style="none" officeooo:rsid="0097cada" style:font-style-asian="normal" style:font-style-complex="normal"/>
    </style:style>
    <style:style style:name="T53" style:family="text">
      <style:text-properties fo:font-style="normal" style:text-underline-style="none" officeooo:rsid="0099406a" style:font-style-asian="normal" style:font-style-complex="normal"/>
    </style:style>
    <style:style style:name="T54" style:family="text">
      <style:text-properties fo:font-style="normal" style:text-underline-style="none" officeooo:rsid="009bf7e5" style:font-style-asian="normal" style:font-style-complex="normal"/>
    </style:style>
    <style:style style:name="T55" style:family="text">
      <style:text-properties fo:font-style="normal" style:text-underline-style="none" officeooo:rsid="009cdf58" style:font-style-asian="normal" style:font-style-complex="normal"/>
    </style:style>
    <style:style style:name="T56" style:family="text">
      <style:text-properties fo:font-style="normal" style:text-underline-style="none" officeooo:rsid="009e2a34" style:font-style-asian="normal" style:font-style-complex="normal"/>
    </style:style>
    <style:style style:name="T57" style:family="text">
      <style:text-properties fo:font-style="normal" style:text-underline-style="none" officeooo:rsid="009fe963" style:font-style-asian="normal" style:font-style-complex="normal"/>
    </style:style>
    <style:style style:name="T58" style:family="text">
      <style:text-properties fo:font-style="normal" style:text-underline-style="none" officeooo:rsid="00acb0c5" style:font-style-asian="normal" style:font-style-complex="normal"/>
    </style:style>
    <style:style style:name="T59" style:family="text">
      <style:text-properties fo:font-style="normal" style:text-underline-style="none" officeooo:rsid="00b1fda8" style:font-style-asian="normal" style:font-style-complex="normal"/>
    </style:style>
    <style:style style:name="T60" style:family="text">
      <style:text-properties fo:font-style="normal" style:text-underline-style="none" officeooo:rsid="00b3cc73" style:font-style-asian="normal" style:font-style-complex="normal"/>
    </style:style>
    <style:style style:name="T61" style:family="text">
      <style:text-properties fo:font-style="normal" style:text-underline-style="none" officeooo:rsid="00e21190" style:font-style-asian="normal" style:font-style-complex="normal"/>
    </style:style>
    <style:style style:name="T62" style:family="text">
      <style:text-properties fo:font-style="normal" style:text-underline-style="none" officeooo:rsid="0143100f" style:font-style-asian="normal" style:font-style-complex="normal"/>
    </style:style>
    <style:style style:name="T63" style:family="text">
      <style:text-properties fo:font-style="normal" style:text-underline-style="none" officeooo:rsid="014382fc" style:font-style-asian="normal" style:font-style-complex="normal"/>
    </style:style>
    <style:style style:name="T64" style:family="text">
      <style:text-properties fo:font-style="normal" style:text-underline-style="none" officeooo:rsid="0166a404" style:font-style-asian="normal" style:font-style-complex="normal"/>
    </style:style>
    <style:style style:name="T65" style:family="text">
      <style:text-properties fo:font-style="normal" style:text-underline-style="none" officeooo:rsid="0168a183"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style:text-underline-style="none"/>
    </style:style>
    <style:style style:name="T68" style:family="text">
      <style:text-properties style:text-underline-style="none" officeooo:rsid="008cc61c"/>
    </style:style>
    <style:style style:name="T69" style:family="text">
      <style:text-properties style:text-underline-style="none" officeooo:rsid="0097cada"/>
    </style:style>
    <style:style style:name="T70" style:family="text">
      <style:text-properties style:text-underline-style="none" officeooo:rsid="00a79fb5"/>
    </style:style>
    <style:style style:name="T71" style:family="text">
      <style:text-properties style:text-underline-style="none" officeooo:rsid="00a90607"/>
    </style:style>
    <style:style style:name="T72" style:family="text">
      <style:text-properties style:text-underline-style="none" officeooo:rsid="00bd49f5"/>
    </style:style>
    <style:style style:name="T73" style:family="text">
      <style:text-properties style:text-underline-style="none" officeooo:rsid="0117dc05"/>
    </style:style>
    <style:style style:name="T74" style:family="text">
      <style:text-properties style:text-underline-style="none" officeooo:rsid="008d54ad"/>
    </style:style>
    <style:style style:name="T75" style:family="text">
      <style:text-properties officeooo:rsid="005ba0ce"/>
    </style:style>
    <style:style style:name="T76" style:family="text">
      <style:text-properties officeooo:rsid="005c11a2"/>
    </style:style>
    <style:style style:name="T77" style:family="text">
      <style:text-properties officeooo:rsid="005d9e75"/>
    </style:style>
    <style:style style:name="T78" style:family="text">
      <style:text-properties officeooo:rsid="00617f39"/>
    </style:style>
    <style:style style:name="T79" style:family="text">
      <style:text-properties officeooo:rsid="00636eab"/>
    </style:style>
    <style:style style:name="T80" style:family="text">
      <style:text-properties officeooo:rsid="006a40d4"/>
    </style:style>
    <style:style style:name="T81" style:family="text">
      <style:text-properties officeooo:rsid="006bd74e"/>
    </style:style>
    <style:style style:name="T82" style:family="text">
      <style:text-properties officeooo:rsid="006e5f1f"/>
    </style:style>
    <style:style style:name="T83" style:family="text">
      <style:text-properties officeooo:rsid="0076e931"/>
    </style:style>
    <style:style style:name="T84" style:family="text">
      <style:text-properties officeooo:rsid="007ad7d4"/>
    </style:style>
    <style:style style:name="T85" style:family="text">
      <style:text-properties officeooo:rsid="00802011"/>
    </style:style>
    <style:style style:name="T86" style:family="text">
      <style:text-properties officeooo:rsid="00821247"/>
    </style:style>
    <style:style style:name="T87" style:family="text">
      <style:text-properties officeooo:rsid="0083dd83"/>
    </style:style>
    <style:style style:name="T88" style:family="text">
      <style:text-properties officeooo:rsid="008e2c8b"/>
    </style:style>
    <style:style style:name="T89" style:family="text">
      <style:text-properties officeooo:rsid="00c4bfda"/>
    </style:style>
    <style:style style:name="T90" style:family="text">
      <style:text-properties officeooo:rsid="00c840e7"/>
    </style:style>
    <style:style style:name="T91" style:family="text">
      <style:text-properties officeooo:rsid="00c9cda2"/>
    </style:style>
    <style:style style:name="T92" style:family="text">
      <style:text-properties officeooo:rsid="00d015cf"/>
    </style:style>
    <style:style style:name="T93" style:family="text">
      <style:text-properties officeooo:rsid="00d0d2f6"/>
    </style:style>
    <style:style style:name="T94" style:family="text">
      <style:text-properties officeooo:rsid="00d2e711"/>
    </style:style>
    <style:style style:name="T95" style:family="text">
      <style:text-properties officeooo:rsid="00daed87"/>
    </style:style>
    <style:style style:name="T96" style:family="text">
      <style:text-properties officeooo:rsid="00dc4145"/>
    </style:style>
    <style:style style:name="T97" style:family="text">
      <style:text-properties officeooo:rsid="00e21190"/>
    </style:style>
    <style:style style:name="T98" style:family="text">
      <style:text-properties officeooo:rsid="00eab9eb"/>
    </style:style>
    <style:style style:name="T99" style:family="text">
      <style:text-properties officeooo:rsid="00eb03d3"/>
    </style:style>
    <style:style style:name="T100" style:family="text">
      <style:text-properties officeooo:rsid="00eb42fe"/>
    </style:style>
    <style:style style:name="T101" style:family="text">
      <style:text-properties officeooo:rsid="00eeee66"/>
    </style:style>
    <style:style style:name="T102" style:family="text">
      <style:text-properties officeooo:rsid="00f03215"/>
    </style:style>
    <style:style style:name="T103" style:family="text">
      <style:text-properties officeooo:rsid="00f61e49"/>
    </style:style>
    <style:style style:name="T104" style:family="text">
      <style:text-properties officeooo:rsid="00f98d70"/>
    </style:style>
    <style:style style:name="T105" style:family="text">
      <style:text-properties officeooo:rsid="0106bd8e"/>
    </style:style>
    <style:style style:name="T106" style:family="text">
      <style:text-properties officeooo:rsid="0107d08c"/>
    </style:style>
    <style:style style:name="T107" style:family="text">
      <style:text-properties officeooo:rsid="010e98c9"/>
    </style:style>
    <style:style style:name="T108" style:family="text">
      <style:text-properties officeooo:rsid="0117dc05"/>
    </style:style>
    <style:style style:name="T109" style:family="text">
      <style:text-properties officeooo:rsid="01198962"/>
    </style:style>
    <style:style style:name="T110" style:family="text">
      <style:text-properties officeooo:rsid="011d14d6"/>
    </style:style>
    <style:style style:name="T111" style:family="text">
      <style:text-properties officeooo:rsid="0140ebee"/>
    </style:style>
    <style:style style:name="T112" style:family="text">
      <style:text-properties officeooo:rsid="014acf79"/>
    </style:style>
    <style:style style:name="T113" style:family="text">
      <style:text-properties officeooo:rsid="014c8873"/>
    </style:style>
    <style:style style:name="T114" style:family="text">
      <style:text-properties officeooo:rsid="0151202c"/>
    </style:style>
    <style:style style:name="T115" style:family="text">
      <style:text-properties officeooo:rsid="0151850d"/>
    </style:style>
    <style:style style:name="T116" style:family="text">
      <style:text-properties officeooo:rsid="0161f605"/>
    </style:style>
    <style:style style:name="T117" style:family="text">
      <style:text-properties officeooo:rsid="016efa33"/>
    </style:style>
    <style:style style:name="T118" style:family="text">
      <style:text-properties officeooo:rsid="0170a7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79"/>
      <text:p text:style-name="P79"/>
      <text:p text:style-name="P79"/>
      <text:p text:style-name="P79"/>
      <text:p text:style-name="P79"/>
      <text:p text:style-name="P79"/>
      <text:p text:style-name="P79">Wave Simulator User Manual</text:p>
      <text:h text:style-name="P98" text:outline-level="1"><text:span text:style-name="T2">1. </text:span>Controls</text:h>
      <text:p text:style-name="P1">Keyboard is optional but mouse is necessary. The application could<text:span text:style-name="T1"> </text:span>support touch screen but there is no <text:span text:style-name="T3">practical</text:span> way for me to test such functionality <text:span text:style-name="T1">so it is not implemented.</text:span></text:p>
      <text:h text:style-name="P99" text:outline-level="2">1.1 Mouse</text:h>
      <text:p text:style-name="P67">Behaviour of mouse <text:span text:style-name="T4">input </text:span>var<text:span text:style-name="T4">ies</text:span> depending on the current editing mode. There are three editing modes: Oscillator, mass map, and static map.</text:p>
      <text:p text:style-name="P63">All actions must performed when the mouse cursor is on drawing area.</text:p>
      <text:h text:style-name="P107" text:outline-level="3">1.1.1 Oscillator Mode</text:h>
      <text:p text:style-name="P64">The mouse cursor turns into crosshair inside the pool.</text:p>
      <text:p text:style-name="P2">All actions are performed on the currently selected oscillator. <text:span text:style-name="T6">Position of an oscillator is changed by <text:s/>mouse button press only when the mouse cursor is inside the pool.</text:span></text:p>
      <text:list xml:id="list1098978160" text:style-name="L1">
        <text:list-item>
          <text:p text:style-name="P80">Left click activates the oscillator <text:span text:style-name="T5">and sets its primary position to the mouse location</text:span>.</text:p>
        </text:list-item>
        <text:list-item>
          <text:p text:style-name="P80">Double left click deactivates the oscillator.</text:p>
        </text:list-item>
        <text:list-item>
          <text:p text:style-name="P81">Right click <text:span text:style-name="T116">sets the secondary location of the oscillator to the mouse location.</text:span></text:p>
        </text:list-item>
        <text:list-item>
          <text:p text:style-name="P82">Scroll up increases the period of the oscillator.</text:p>
        </text:list-item>
        <text:list-item>
          <text:p text:style-name="P83">Scroll down decreases the period of the oscillator.</text:p>
        </text:list-item>
      </text:list>
      <text:h text:style-name="P108" text:outline-level="3"><text:bookmark-start text:name="__RefHeading___Toc915_2215247264"/>1.1.2 Mass Map Mode<text:bookmark-end text:name="__RefHeading___Toc915_2215247264"/></text:h>
      <text:p text:style-name="P64">The mouse cursor becomes invisible and a dashed circle is rendered in place of the mouse cursor inside the pool. Outside the pool and inside the drawing box, crosshair cursor is rendered.</text:p>
      <text:p text:style-name="P66"><text:span text:style-name="T6">Rendering depends on the </text:span><text:span text:style-name="T8"><text:bookmark-ref text:reference-format="text" text:ref-name="__RefHeading___Toc841_2215247264">Maximum Frames Per Second</text:bookmark-ref></text:span><text:span text:style-name="T8"><text:s/></text:span><text:span text:style-name="T38">parameter</text:span><text:span text:style-name="T10"> </text:span><text:span text:style-name="T25">in the </text:span><text:span text:style-name="T9"><text:bookmark-ref text:reference-format="text" text:ref-name="__RefHeading___Toc846_242235667">2.4 Rendering</text:bookmark-ref></text:span><text:span text:style-name="T25"><text:s/>section. </text:span><text:span text:style-name="T26">If this is set to a very low value, the circle and crosshair will lag. </text:span><text:span text:style-name="T27">This may </text:span><text:span text:style-name="T28">mislead the user</text:span><text:span text:style-name="T27"> </text:span><text:span text:style-name="T28">to thinking </text:span><text:span text:style-name="T27">that the rendering uses very high CPU.</text:span></text:p>
      <text:p text:style-name="P3"><text:span text:style-name="T27">A</text:span><text:span text:style-name="T23">ll actions are performed on particles </text:span><text:span text:style-name="T29">contained</text:span><text:span text:style-name="T23"> by the dashed circle.</text:span></text:p>
      <text:list xml:id="list355521831" text:style-name="L2">
        <text:list-item>
          <text:p text:style-name="P84"><text:span text:style-name="T27">L</text:span><text:span text:style-name="T23">eft click sets the mass values to the primary mass.</text:span></text:p>
        </text:list-item>
        <text:list-item>
          <text:p text:style-name="P85">Right click sets the mass values to the secondary mass.</text:p>
        </text:list-item>
        <text:list-item>
          <text:p text:style-name="P86">Scroll up enlarges the <text:span text:style-name="T116">pen</text:span>.</text:p>
        </text:list-item>
        <text:list-item>
          <text:p text:style-name="P86">Scroll down shrinks the <text:span text:style-name="T116">pen</text:span>.</text:p>
        </text:list-item>
      </text:list>
      <text:h text:style-name="P109" text:outline-level="3"/>
      <text:h text:style-name="P114" text:outline-level="3"><text:span text:style-name="T23">1.1.</text:span><text:span text:style-name="T30">3</text:span><text:span text:style-name="T23"> </text:span><text:span text:style-name="T30">Static</text:span><text:span text:style-name="T23"> Map Mode</text:span></text:h>
      <text:p text:style-name="P4"><text:span text:style-name="T24">C</text:span><text:span text:style-name="T23">oncepts for this mode are the same with those </text:span><text:span text:style-name="T41">mentioned in</text:span><text:span text:style-name="T23"> </text:span><text:span text:style-name="T7"><text:bookmark-ref text:reference-format="text" text:ref-name="__RefHeading___Toc915_2215247264">1.1.2 Mass Map Mode</text:bookmark-ref></text:span><text:span text:style-name="T23">.</text:span></text:p>
      <text:p text:style-name="P5"><text:span text:style-name="T23">Selected</text:span> <text:bookmark-ref text:reference-format="text" text:ref-name="__RefHeading___Toc856_2215247264">Operation</text:bookmark-ref><text:s/><text:span text:style-name="T23">for drawing is assumed to be </text:span><text:span text:style-name="T67">Add</text:span><text:span text:style-name="T45"> for the following rules. </text:span><text:span text:style-name="T67">Subtract</text:span><text:span text:style-name="T45"> just swaps </text:span><text:span text:style-name="T46">the </text:span><text:span text:style-name="T45">actions.</text:span></text:p>
      <text:list xml:id="list1675115547" text:style-name="L3">
        <text:list-item>
          <text:p text:style-name="P91"><text:span text:style-name="T23">Left click </text:span><text:span text:style-name="T31">makes the particles </text:span><text:span text:style-name="T40">static</text:span><text:span text:style-name="T31">.</text:span></text:p>
        </text:list-item>
        <text:list-item>
          <text:p text:style-name="P87">Right click makes the particles dynamic.</text:p>
        </text:list-item>
      </text:list>
      <text:h text:style-name="P100" text:outline-level="2"><text:span text:style-name="T32">1.</text:span><text:span text:style-name="T39">2</text:span><text:span text:style-name="T32"> </text:span><text:span text:style-name="T39">Keyboard</text:span></text:h>
      <text:p text:style-name="P6"><text:span text:style-name="T32">T</text:span><text:span text:style-name="T23">here are shortcuts specific to the application. In order for these shortcuts to work, no numeric inputs should have focus. Unfocusing can be achieved by simply </text:span><text:span text:style-name="T33">clicking on an empty area. </text:span><text:span text:style-name="T34">The reason for the necessity of unfocusing is that the ‘Ctrl’ key is not used for </text:span><text:span text:style-name="T43">most of</text:span><text:span text:style-name="T34"> the shortcuts.</text:span></text:p>
      <text:list xml:id="list2585705278" text:style-name="L4">
        <text:list-item>
          <text:p text:style-name="P92"><text:span text:style-name="T34">K</text:span><text:span text:style-name="T23">eys from 1 to 9 set the currently selected oscillator index to the key number. For example, pressing ‘4’ set</text:span><text:span text:style-name="T35">s</text:span><text:span text:style-name="T23"> the selected oscillator to </text:span><text:span text:style-name="T7">Osc-4</text:span><text:span text:style-name="T23">.</text:span></text:p>
        </text:list-item>
        <text:list-item>
          <text:p text:style-name="P93"><text:span text:style-name="T23">‘P’ </text:span><text:span text:style-name="T37">to </text:span><text:span text:style-name="T36">resume</text:span><text:span text:style-name="T23"> or pause the simulation.</text:span></text:p>
        </text:list-item>
        <text:list-item>
          <text:p text:style-name="P94"><text:span text:style-name="T23">‘Spacebar’ </text:span><text:span text:style-name="T37">to</text:span><text:span text:style-name="T23"> refresh the scene.</text:span></text:p>
        </text:list-item>
        <text:list-item>
          <text:p text:style-name="P95"><text:span text:style-name="T23">‘M’ <text:s/></text:span><text:span text:style-name="T37">to </text:span><text:span text:style-name="T23">enable or disable mass map editing mode.</text:span></text:p>
        </text:list-item>
        <text:list-item>
          <text:p text:style-name="P95"><text:span text:style-name="T23">‘S’ <text:s/></text:span><text:span text:style-name="T37">to </text:span><text:span text:style-name="T23">enable or disable static map editing mode.</text:span></text:p>
        </text:list-item>
        <text:list-item>
          <text:p text:style-name="P96"><text:span text:style-name="T23">‘O’ <text:s/></text:span><text:span text:style-name="T37">to </text:span><text:span text:style-name="T23">disable both static map and mass map modes.</text:span></text:p>
        </text:list-item>
        <text:list-item>
          <text:p text:style-name="P96"><text:span text:style-name="T23">‘</text:span><text:span text:style-name="T42">L’ to enable or disable line drawing mode </text:span><text:span text:style-name="T44">depending on the active editing mode.</text:span></text:p>
        </text:list-item>
      </text:list>
      <text:list xml:id="list1051316431" text:style-name="L5">
        <text:list-item>
          <text:p text:style-name="P88">‘Ctrl+S’ to save the current scene.</text:p>
        </text:list-item>
        <text:list-item>
          <text:p text:style-name="P88">‘Ctrl+O’ to open a scene.</text:p>
        </text:list-item>
      </text:list>
      <text:h text:style-name="P97" text:outline-level="1">2. Inputs and Actions</text:h>
      <text:h text:style-name="P101" text:outline-level="2">2.1 Tool Buttons</text:h>
      <text:h text:style-name="P115" text:outline-level="4"><text:bookmark-start text:name="__RefHeading___Toc883_2215247264"/>New<text:bookmark-end text:name="__RefHeading___Toc883_2215247264"/></text:h>
      <text:p text:style-name="P55">Loads the default scene.</text:p>
      <text:p text:style-name="P55">The default scene is a special scene that is loaded every time the application starts. If the application can’t find the default scene <text:span text:style-name="T109">while starting</text:span>, it creates one.</text:p>
      <text:p text:style-name="P57">For details about scenes, see <text:span text:style-name="T7"><text:bookmark-ref text:reference-format="text" text:ref-name="__RefHeading___Toc872_2215247264">Open</text:bookmark-ref></text:span>.</text:p>
      <text:h text:style-name="P116" text:outline-level="4"><text:bookmark-start text:name="__RefHeading___Toc872_2215247264"/>Open<text:bookmark-end text:name="__RefHeading___Toc872_2215247264"/></text:h>
      <text:p text:style-name="P56">Opens a scene.</text:p>
      <text:p text:style-name="P56">A scene is basically a project file. Properties of the pool and oscillators, mass map and particle map are all contained in a scene file. <text:span text:style-name="T110">Other settings are saved to ini file every time the program is closed.</text:span></text:p>
      <text:h text:style-name="P117" text:outline-level="4"/>
      <text:h text:style-name="P163" text:outline-level="4">Save</text:h>
      <text:p text:style-name="P58">Saves the current scene.</text:p>
      <text:p text:style-name="P59">Saving to the default scene will result in the current scene to be opened every time the application starts. For further details about the default scene, see <text:span text:style-name="T7"><text:bookmark-ref text:reference-format="text" text:ref-name="__RefHeading___Toc883_2215247264">New</text:bookmark-ref></text:span>.</text:p>
      <text:h text:style-name="P118" text:outline-level="4">Play</text:h>
      <text:p text:style-name="P60">Resumes the simulation.</text:p>
      <text:h text:style-name="P119" text:outline-level="4">Pause</text:h>
      <text:p text:style-name="P61">Pauses the simulation. Only the calculations are stopped, not rendering.</text:p>
      <text:h text:style-name="P120" text:outline-level="4">Refresh</text:h>
      <text:p text:style-name="P62">Refreshed the scene. Only the velocity and height of the particles are reset.</text:p>
      <text:h text:style-name="P102" text:outline-level="2">2.<text:span text:style-name="T108">2</text:span>. Pool</text:h>
      <text:h text:style-name="P111" text:outline-level="3">2.<text:span text:style-name="T108">2</text:span>.1 General</text:h>
      <text:h text:style-name="P121" text:outline-level="4">Size</text:h>
      <text:p text:style-name="P7"><text:span text:style-name="T80">Sets</text:span> both width and height of the pool in pixel unit. For example, if this value is 300, the pool will be 300x300 pixels in size so there will be 90000 particles in the pool.</text:p>
      <text:p text:style-name="P8">Higher size <text:span text:style-name="T75">will </text:span>obviously <text:span text:style-name="T75">result in</text:span> more <text:span text:style-name="T88">memory and</text:span> CPU <text:span text:style-name="T75">usages</text:span> but gives higher resolution. <text:span text:style-name="T76">The benefits of a higher resolution are a bigger working area, more detailed geometry for static structures, wider frequency range for waves.</text:span></text:p>
      <text:p text:style-name="P9">It is not recommended to change the size too frequently if there is a static structure. Doing so will eventually ruin the structure <text:span text:style-name="T77">due to rounding errors during resizing </text:span>so change the size only when necessary.</text:p>
      <text:h text:style-name="P162" text:outline-level="4"><text:bookmark-start text:name="__RefHeading___Toc897_2215247264"/>Loss <text:span text:style-name="T118">Ratio</text:span><text:bookmark-end text:name="__RefHeading___Toc897_2215247264"/></text:h>
      <text:p text:style-name="P10">Sets the <text:span text:style-name="T117">loss ratio </text:span>for each particle in the pool. There is an exception for particles near edges if <text:span text:style-name="T78">the </text:span>absorber is enabled. <text:span text:style-name="T79">See </text:span><text:span text:style-name="T11"><text:bookmark-ref text:reference-format="text" text:ref-name="__RefHeading___Toc895_2215247264">Enable Absorber</text:bookmark-ref></text:span><text:span text:style-name="T79">.</text:span></text:p>
      <text:p text:style-name="P11"><text:span text:style-name="T117">Loss</text:span> <text:span text:style-name="T118">ratio </text:span>is used to absorb particles’ energy. This can be thought as if some of the mechanical energy of particles are converted to heat. The higher the <text:span text:style-name="T117">loss ratio</text:span>, the shorter the distance the particles will propogate before fading away.</text:p>
      <text:h text:style-name="P122" text:outline-level="4"><text:bookmark-start text:name="__RefHeading___Toc913_2215247264"/>Absorber Peak <text:span text:style-name="T117">Loss Ratio</text:span><text:bookmark-end text:name="__RefHeading___Toc913_2215247264"/></text:h>
      <text:p text:style-name="P12">Sets the <text:span text:style-name="T117">loss ratio</text:span> of particles close to the edges <text:span text:style-name="T117">as percent</text:span> in such a way that the <text:span text:style-name="T117">loss ratio</text:span> value will linearly increase towards the edges. <text:span text:style-name="T81">The highest loss ratio is set by this parameter. This value can also be lower than </text:span><text:span text:style-name="T12"><text:bookmark-ref text:reference-format="text" text:ref-name="__RefHeading___Toc897_2215247264">Loss Ratio</text:bookmark-ref></text:span><text:span text:style-name="T81"><text:s/>so the loss ratio will decrease towards the edges.</text:span></text:p>
      <text:p text:style-name="P13">The purpose of increasing the <text:span text:style-name="T117">loss ratio</text:span> of the edge particles is to reduce reflectivity of the edges. <text:span text:style-name="T82">This makes it possible to simulate a pool with no boundaries so that the waves will never come back by means of reflection and interfere with the inner pool.</text:span></text:p>
      <text:h text:style-name="P164" text:outline-level="4">Absorber Thickness</text:h>
      <text:p text:style-name="P14">Sets the offset value for the absorber <text:span text:style-name="T84">from which the loss ratio linearly starts to increase or decrease towards the edges in pixel unit. See </text:span><text:span text:style-name="T13"><text:bookmark-ref text:reference-format="text" text:ref-name="__RefHeading___Toc913_2215247264">Absorber Peak Loss Ratio</text:bookmark-ref></text:span><text:span text:style-name="T84"><text:s/>for further details about the absorber.</text:span></text:p>
      <text:p text:style-name="P15">Increasing this value will most likely reduce the reflectivity further but the side effect is that the <text:span text:style-name="T111">useful</text:span> size of the pool is decreased <text:span text:style-name="T83">by increased thickness.</text:span></text:p>
      <text:h text:style-name="P123" text:outline-level="4">Shift Center of Geometry to Origin</text:h>
      <text:p text:style-name="P16">When we give energy to particles, say, by means of oscillators, the average height of the particles may no longer be zero as soon as <text:span text:style-name="T86">the</text:span> system becomes stable. This may be a problem for visuals because the color of any particle in the pool is determined by its height and if the height value is already too high or too low then the oscillation around that high or low value may not be fully <text:span text:style-name="T87">distinguishable</text:span>. For example, in default settings, a particle whose height value is 1 will look completely white. If that particle oscillates between 0.5 and 1.5 then the particle will go beyond the dynamic range as soon as it is becomes bigger than 1 and <text:span text:style-name="T87">hence</text:span> the height of the particle will no longer be distinguishable. In order to reduce the probability of such a case, particles could be <text:span text:style-name="T85">shifted to a point as a whole such that the geometric center shifts to absolute zero.</text:span></text:p>
      <text:h text:style-name="P124" text:outline-level="4"><text:bookmark-start text:name="__RefHeading___Toc895_2215247264"/>Enable Absorber<text:bookmark-end text:name="__RefHeading___Toc895_2215247264"/></text:h>
      <text:p text:style-name="P17">Sets whether the absorber which is used to reduce reflection from boundaries is enabled or disabled. <text:span text:style-name="T84">See </text:span><text:span text:style-name="T13"><text:bookmark-ref text:reference-format="text" text:ref-name="__RefHeading___Toc913_2215247264">Absorber Peak Loss Ratio</text:bookmark-ref></text:span><text:span text:style-name="T84"><text:s/>for further details about the absorber.</text:span></text:p>
      <text:h text:style-name="P112" text:outline-level="3">2.<text:span text:style-name="T108">2</text:span>.2 Oscillators</text:h>
      <text:h text:style-name="P125" text:outline-level="4">Show Oscillators</text:h>
      <text:p text:style-name="P68">Sets whether the active oscillators should be shown on the pool with their index numbers. There is a scale to the right of the switch that sets the font size.</text:p>
      <text:h text:style-name="P126" text:outline-level="4">Selected Oscillator</text:h>
      <text:p text:style-name="P18">Sets the selected oscillator to edit. When a selection is made, the rest of the widgets are updated for that selection.</text:p>
      <text:h text:style-name="P127" text:outline-level="4"><text:span text:style-name="T68">E</text:span><text:span text:style-name="T67">nabled</text:span></text:h>
      <text:p text:style-name="P77">Sets whether the selected oscillator is enabled or disabled.</text:p>
      <text:h text:style-name="P133" text:outline-level="4"><text:bookmark-start text:name="__RefHeading___Toc1108_3026910484"/>Source<text:bookmark-end text:name="__RefHeading___Toc1108_3026910484"/></text:h>
      <text:p text:style-name="P76"><text:span text:style-name="T74">T</text:span><text:span text:style-name="T67">here are three radio buttons: </text:span><text:span text:style-name="T16">Point</text:span><text:span text:style-name="T67">, </text:span><text:span text:style-name="T16">Line</text:span><text:span text:style-name="T67">, and </text:span><text:span text:style-name="T16">Moving Point</text:span><text:span text:style-name="T67">. When </text:span><text:span text:style-name="T16">Point</text:span><text:span text:style-name="T67"> is selected, the energy is radiated from a single particle. When </text:span><text:span text:style-name="T16">Line </text:span><text:span text:style-name="T67">is selected, energy is radiated from a line of particles, </text:span><text:span text:style-name="T16">Moving Point </text:span><text:span text:style-name="T67">is a </text:span><text:span text:style-name="T16">Point </text:span><text:span text:style-name="T67">source but it also moves between primary and secondary locations.</text:span></text:p>
      <text:h text:style-name="P128" text:outline-level="4"><text:span text:style-name="T68">P</text:span><text:span text:style-name="T67">eriod</text:span></text:h>
      <text:p text:style-name="P19"><text:span text:style-name="T47">S</text:span><text:span text:style-name="T45">ets the period of the selected oscillator in iterations per cycle unit. </text:span><text:span text:style-name="T48">The period as we know is the inverse of frequency so increasing the period will decrease the frequency.</text:span></text:p>
      <text:p text:style-name="P78"><text:span text:style-name="T45">An iteration is a single calculation step in the wave engine. The </text:span><text:span text:style-name="T50">duration</text:span><text:span text:style-name="T45"> of </text:span><text:span text:style-name="T50">an</text:span><text:span text:style-name="T45"> iteration is a function of the performance so the time itself is not used. In order to yield a time base</text:span><text:span text:style-name="T61">d unit</text:span><text:span text:style-name="T45"> </text:span><text:span text:style-name="T50">for period</text:span><text:span text:style-name="T45">, we must be able </text:span><text:span text:style-name="T51">to make</text:span><text:span text:style-name="T45"> the number of iterations per second </text:span><text:span text:style-name="T51">constant</text:span><text:span text:style-name="T45">. </text:span><text:span text:style-name="T49">See </text:span><text:span text:style-name="T17"><text:bookmark-ref text:reference-format="text" text:ref-name="__RefHeading___Toc973_2215247264">Maximum Iterations Per Second</text:bookmark-ref></text:span><text:span text:style-name="T17">.</text:span></text:p>
      <text:h text:style-name="P165" text:outline-level="4"><text:span text:style-name="T18">P</text:span><text:span text:style-name="T19">hase</text:span></text:h>
      <text:p text:style-name="P20"><text:span text:style-name="T52">S</text:span><text:span text:style-name="T45">ets the phase of the selected oscillator in degrees. The range is from 0 degree to 180 degrees.</text:span></text:p>
      <text:p text:style-name="P21"><text:span text:style-name="T55">To give an example about the phase we know, w</text:span><text:span text:style-name="T45">aves with a phase difference of 180 degrees will destructively interfere </text:span><text:span text:style-name="T54">while w</text:span><text:span text:style-name="T45">aves with the same phase will constructively interfere.</text:span></text:p>
      <text:h text:style-name="P129" text:outline-level="4"><text:span text:style-name="T69">A</text:span><text:span text:style-name="T67">mplitude</text:span></text:h>
      <text:p text:style-name="P22"><text:span text:style-name="T53">S</text:span><text:span text:style-name="T45">ets the amplitude of the selected oscillator. This value should be between -1 and 1 for the corresponding oscillator’s effect to be fully distinguishable on the pool. </text:span><text:span text:style-name="T56">Setting it to a negative value is</text:span><text:span text:style-name="T62"> same as</text:span><text:span text:style-name="T56"> adding 180 degrees to the </text:span><text:span text:style-name="T57">phase.</text:span></text:p>
      <text:h text:style-name="P130" text:outline-level="4"><text:span text:style-name="T69">L</text:span><text:span text:style-name="T67">ocation X1-Y1</text:span></text:h>
      <text:p text:style-name="P89">Sets the primary location of the selected oscillator.</text:p>
      <text:h text:style-name="P131" text:outline-level="4"><text:span text:style-name="T69">L</text:span><text:span text:style-name="T70">ocation X</text:span><text:span text:style-name="T71">2</text:span><text:span text:style-name="T70">-Y</text:span><text:span text:style-name="T71">2</text:span></text:h>
      <text:p text:style-name="P90">Sets the secondary location of the selected oscillator.</text:p>
      <text:h text:style-name="P132" text:outline-level="4"><text:span text:style-name="T69">M</text:span><text:span text:style-name="T67">ove Period</text:span></text:h>
      <text:p text:style-name="P23"><text:span text:style-name="T58">S</text:span><text:span text:style-name="T45">ets the movement period </text:span><text:span text:style-name="T63">of</text:span><text:span text:style-name="T45"> the selected oscillator in iterations per cycle unit. In each cycle, the oscillator will move from location-1 to location-2 </text:span><text:span text:style-name="T64">if its source is a </text:span><text:span text:style-name="T21">Moving Point</text:span><text:span text:style-name="T64"> </text:span><text:span text:style-name="T65">(s</text:span><text:span text:style-name="T64">ee </text:span><text:span text:style-name="T20"><text:bookmark-ref text:reference-format="text" text:ref-name="__RefHeading___Toc1108_3026910484">Source</text:bookmark-ref></text:span><text:span text:style-name="T64"><text:s/></text:span><text:span text:style-name="T65">for details)</text:span><text:span text:style-name="T45">. For example, if this value is </text:span><text:span text:style-name="T59">2</text:span><text:span text:style-name="T45">00 and <text:s/></text:span><text:span text:style-name="T16"><text:bookmark-ref text:reference-format="text" text:ref-name="__RefHeading___Toc973_2215247264">Maximum Iterations Per Second</text:bookmark-ref></text:span><text:span text:style-name="T17"><text:s/></text:span><text:span text:style-name="T45">is also 100 then the oscillator will return to its starting position </text:span><text:span text:style-name="T60">in</text:span><text:span text:style-name="T45"> every </text:span><text:span text:style-name="T59">two</text:span><text:span text:style-name="T45"> second</text:span><text:span text:style-name="T59">s.</text:span></text:p>
      <text:h text:style-name="P110" text:outline-level="3"><text:span text:style-name="T68">2.</text:span><text:span text:style-name="T73">2</text:span><text:span text:style-name="T68">.</text:span><text:span text:style-name="T72">3</text:span><text:span text:style-name="T68"> </text:span><text:span text:style-name="T72">Mass</text:span></text:h>
      <text:h text:style-name="P134" text:outline-level="4">Edit Mass Map</text:h>
      <text:p text:style-name="P24">Sets whether the mass map editing mode is active or deactive. Setting this to active will deactive any other modes and vice versa.</text:p>
      <text:h text:style-name="P135" text:outline-level="4">Pen Thickness</text:h>
      <text:p text:style-name="P69">Sets the thickness of the pen in pixel unit.</text:p>
      <text:h text:style-name="P136" text:outline-level="4">Line Mode</text:h>
      <text:p text:style-name="P71">Sets whether to use line drawing mode or free drawing mode. In line mode, press and hold the mouse button and then drag it to another point to draw a line.</text:p>
      <text:h text:style-name="P138" text:outline-level="4">Primary Mass</text:h>
      <text:p text:style-name="P74">Sets the primary mass value. The mass map is painted with this value when left mouse button is used.</text:p>
      <text:h text:style-name="P166" text:outline-level="4">Secondary Mass</text:h>
      <text:p text:style-name="P26">Sets the secondary mass value. The mass map is painted with this value when right mouse button is used.</text:p>
      <text:h text:style-name="P139" text:outline-level="4">Fill</text:h>
      <text:p text:style-name="P51">Sets all particles’ mass value to that <text:span text:style-name="T107">of </text:span>primary mass.</text:p>
      <text:h text:style-name="P140" text:outline-level="4">Clear</text:h>
      <text:p text:style-name="P52">Sets all particles’ mass value to that of secondary mass.</text:p>
      <text:h text:style-name="P141" text:outline-level="4">Swap</text:h>
      <text:p text:style-name="P53">Swaps the primary and secondary colors.</text:p>
      <text:h text:style-name="P142" text:outline-level="4"><text:bookmark-start text:name="__RefHeading___Toc1106_2215247264"/>Mass Range Minimum<text:bookmark-end text:name="__RefHeading___Toc1106_2215247264"/></text:h>
      <text:p text:style-name="P27">Sets the darkest mass value.</text:p>
      <text:p text:style-name="P27">The depiction method of mass map used is similiar to that of a thermal camera. Lower mass values are black/blue/violet and higher mass values are orange/yellow/white. <text:span text:style-name="T89">The lowest mass value which is black is determined by this parameter. Any mass value going below this value will still be seen black and going above the maximum counterpart will result in white color.</text:span></text:p>
      <text:h text:style-name="P143" text:outline-level="4">Mass Range Maximum</text:h>
      <text:p text:style-name="P28">Sets the brightest mass value.</text:p>
      <text:p text:style-name="P28">See <text:span text:style-name="T7"><text:bookmark-ref text:reference-format="text" text:ref-name="__RefHeading___Toc1106_2215247264">Mass Range Minimum</text:bookmark-ref></text:span><text:span text:style-name="T22"><text:s/></text:span><text:span text:style-name="T66">for details.</text:span></text:p>
      <text:h text:style-name="P113" text:outline-level="3">2.<text:span text:style-name="T108">2</text:span>.4 Static</text:h>
      <text:h text:style-name="P144" text:outline-level="4">Edit Static Map</text:h>
      <text:p text:style-name="P25">Sets whether the <text:span text:style-name="T90">static</text:span> map editing mode is active or deactive. Setting this to active will deactive any other modes and vice versa.</text:p>
      <text:h text:style-name="P145" text:outline-level="4">Pen Thickness</text:h>
      <text:p text:style-name="P70">Sets the thickness of the pen in pixel unit.</text:p>
      <text:h text:style-name="P137" text:outline-level="4">Line Mode</text:h>
      <text:p text:style-name="P72">Sets whether to use line drawing mode or free drawing mode. In line mode, press and hold the mouse button and then drag it to another point to draw a line.</text:p>
      <text:h text:style-name="P146" text:outline-level="4"><text:bookmark-start text:name="__RefHeading___Toc856_2215247264"/>Operation<text:bookmark-end text:name="__RefHeading___Toc856_2215247264"/></text:h>
      <text:p text:style-name="P29">Sets the behaviour of the left and right mouse buttons while drawing. If the operation is <text:span text:style-name="T7">Add</text:span>, left mouse button sets the particles as static, <text:span text:style-name="T91">and right mouse button sets the particles as dynamic. </text:span><text:span text:style-name="T14">Subtract</text:span><text:span text:style-name="T91"> inverts the behaviour.</text:span></text:p>
      <text:h text:style-name="P147" text:outline-level="4">Fill</text:h>
      <text:p text:style-name="P75">Sets all particles as static.</text:p>
      <text:h text:style-name="P167" text:outline-level="4">Clear</text:h>
      <text:p text:style-name="P73">Sets all particles as dynamic.</text:p>
      <text:h text:style-name="Heading_20_2" text:outline-level="2">2.3 Threading</text:h>
      <text:h text:style-name="P148" text:outline-level="4"><text:bookmark-start text:name="__RefHeading___Toc973_2215247264"/>Maximum Iterations Per Second<text:bookmark-end text:name="__RefHeading___Toc973_2215247264"/></text:h>
      <text:p text:style-name="P31">Sets the maximum number of calculations per second. This is used to stabilize the speed of the simulation and/or avoiding CPU overuse.</text:p>
      <text:p text:style-name="P65">Setting this to zero will disable the parameter but it should be only done for benchmarking or baking a complex scene.</text:p>
      <text:p text:style-name="P37">Number of iterations per second may sometimes slightly go beyond the <text:span text:style-name="T99">maximum</text:span>. It may not also reach th<text:span text:style-name="T98">e maximum</text:span> due to insufficient performance.</text:p>
      <text:p text:style-name="P30">On a high performance system, the waves would propogate very fast and we <text:span text:style-name="T112">wouldn’t be able to</text:span> see many things that are important or fun. <text:span text:style-name="T94">By this parameter, we can limit the speed as such that the waves will propogate in equal speed regardless of the performance of the system.</text:span></text:p>
      <text:p text:style-name="P30">This value can also be used to provide a real time base<text:span text:style-name="T97">d unit</text:span> for oscillator period so <text:span text:style-name="T92">that</text:span> the unit for period of an oscillator <text:span text:style-name="T113">can</text:span> be, <text:span text:style-name="T93">for example, milliseconds</text:span> per cycle instead.</text:p>
      <text:h text:style-name="P149" text:outline-level="4"><text:bookmark-start text:name="__RefHeading___Toc1410_2215247264"/>Number of Co-Threads<text:bookmark-end text:name="__RefHeading___Toc1410_2215247264"/></text:h>
      <text:p text:style-name="P32">Sets the number of calculator &amp; painter threads. This value should be set to the number of CPU cores for the best performance but there may be exceptions.</text:p>
      <text:p text:style-name="P32"><text:span text:style-name="T114">The w</text:span>ave engine supports multi-threading. If there is more than one thread, equal parts of the pool are shared among each thread to make calculations on. These threads are called ‘co-thread<text:span text:style-name="T115">s</text:span>’ because there is a ‘main’ thread that manages and gives orders to the co-threads.</text:p>
      <text:h text:style-name="P150" text:outline-level="4">Set to Number of CPU Cores</text:h>
      <text:p text:style-name="P54">Sets the <text:span text:style-name="T7"><text:bookmark-ref text:reference-format="text" text:ref-name="__RefHeading___Toc1410_2215247264">Number of Co-Threads</text:bookmark-ref></text:span><text:s/>to the number of CPU cores available on the system.</text:p>
      <text:h text:style-name="P151" text:outline-level="4">Thread Sleep Duration</text:h>
      <text:p text:style-name="P33">Sets the amount of sleeping time of the wave engine <text:span text:style-name="T95">in paused state</text:span> in millisecond unit. <text:span text:style-name="T96">The higher this value, the lower the CPU usage in paused state.</text:span></text:p>
      <text:p text:style-name="P34">While the wave engine is paused, the co-threads go to low level sleep where they are to be woken up by notification signal but the main thread doesn’t go to such a sleep (it could go but that means additional work). The main thread calls ‘usleep’ repeatedly. <text:span text:style-name="T95">If there would be no such call, some kind of short circuiting would take place and the application would consume very high CPU even in paused state. That wouldn’t make sense and could also make the user interface unresponsive. By sleeping for some time, other threads can get a chance to do whatever they want to do and CPU would not be overused.</text:span></text:p>
      <text:h text:style-name="P103" text:outline-level="2"/>
      <text:h text:style-name="P105" text:outline-level="2"><text:bookmark-start text:name="__RefHeading___Toc846_242235667"/>2.4 Rendering<text:bookmark-end text:name="__RefHeading___Toc846_242235667"/></text:h>
      <text:h text:style-name="P152" text:outline-level="4">Render</text:h>
      <text:p text:style-name="P35">Sets whether the rendering is enabled or disabled. <text:span text:style-name="T97">If disabled, the rendering will not take place, including the painting calculations.</text:span></text:p>
      <text:p text:style-name="P36">We need to enable this to see the changes during editing.</text:p>
      <text:h text:style-name="P153" text:outline-level="4"><text:bookmark-start text:name="__RefHeading___Toc841_2215247264"/>Maximum Frames Per Second<text:bookmark-end text:name="__RefHeading___Toc841_2215247264"/></text:h>
      <text:p text:style-name="P37">Sets the maximum number of frames rendered per second. <text:span text:style-name="T100">This can be thought of as a classic FPS limiter.</text:span></text:p>
      <text:p text:style-name="P39">Setting this to zero will disable the parameter but it is highly recommended not to do so since the painting calculations are done on CPU rather than <text:span text:style-name="T102">on</text:span> GPU <text:span text:style-name="T101">and this could lead to serious performance issues.</text:span></text:p>
      <text:p text:style-name="P38">Note that keeping this value low will result in mouse cursor lag in static map and map editing modes.</text:p>
      <text:h text:style-name="P154" text:outline-level="4">Amplitude Multiplier</text:h>
      <text:p text:style-name="P40">Sets the amplitude multiplier value used in the painting stage. This value is multiplied by the height value of each particle in painting stage so that particles with weaker vibrations could be <text:span text:style-name="T103">easily seen without adjusting contrast and brightness.</text:span></text:p>
      <text:h text:style-name="P155" text:outline-level="4">Extreme Contrast</text:h>
      <text:p text:style-name="P41">Extreme contrast results in particles with an height above zero to have a color ‘A’, below zero to have a color ‘B’, and at zero to have a color between ‘A’ and ‘B’. <text:span text:style-name="T104">In default settings, ‘A’ would be white, ‘B’ would be black, and the color between them would be gray.</text:span></text:p>
      <text:h text:style-name="P156" text:outline-level="4"><text:bookmark-start text:name="__RefHeading___Toc1540_2215247264"/>Crest Color<text:bookmark-end text:name="__RefHeading___Toc1540_2215247264"/></text:h>
      <text:p text:style-name="P42">Sets the color for particles whose height is greater than zero.</text:p>
      <text:p text:style-name="P43">A particle’s color changes linearly from trough color to crest color while its height goes from -1 to 1 <text:s/>linearly.</text:p>
      <text:h text:style-name="P157" text:outline-level="4">Trough Color</text:h>
      <text:p text:style-name="P44">Sets the color for particles whose height is less than zero.</text:p>
      <text:p text:style-name="P44">For further details, see <text:span text:style-name="T7"><text:bookmark-ref text:reference-format="text" text:ref-name="__RefHeading___Toc1540_2215247264">Crest Color</text:bookmark-ref></text:span>.</text:p>
      <text:h text:style-name="P158" text:outline-level="4">Static Color</text:h>
      <text:p text:style-name="P45">Sets the color for particles which are static.</text:p>
      <text:h text:style-name="P104" text:outline-level="2"/>
      <text:h text:style-name="P106" text:outline-level="2">2.<text:span text:style-name="T108">5</text:span> UI</text:h>
      <text:h text:style-name="P159" text:outline-level="4"><text:bookmark-start text:name="__RefHeading___Toc1576_2215247264"/>Ignore Scrolling On Numeric Box<text:bookmark-end text:name="__RefHeading___Toc1576_2215247264"/></text:h>
      <text:p text:style-name="P46">Sets whether to ignore mouse scroll on numeric input box.</text:p>
      <text:p text:style-name="P47">In GTK, which is a tool for creating user interface, mouse scroll on numeric input box (spin button) causes its value to change depending on the scroll direction. This can be undesirable when the box is contained in a scrollable window. We may accidentally change the value while scrolling. <text:span text:style-name="T106">By enabling this, we may safely scroll.</text:span></text:p>
      <text:h text:style-name="P160" text:outline-level="4">Ignore Scrolling On List Box</text:h>
      <text:p text:style-name="P48">Sets whether to ignore mouse scroll on list box.</text:p>
      <text:p text:style-name="P48">For further details, see <text:span text:style-name="T15"><text:bookmark-ref text:reference-format="text" text:ref-name="__RefHeading___Toc1576_2215247264">Ignore Scrolling On Numeric Box</text:bookmark-ref></text:span><text:span text:style-name="T105">.</text:span></text:p>
      <text:h text:style-name="P160" text:outline-level="4">Ignore Scrolling On Scale</text:h>
      <text:p text:style-name="P48">Sets whether to ignore mouse scroll on scale.</text:p>
      <text:p text:style-name="P49">For further details, see <text:span text:style-name="T15"><text:bookmark-ref text:reference-format="text" text:ref-name="__RefHeading___Toc1576_2215247264">Ignore Scrolling On Numeric Box</text:bookmark-ref></text:span><text:span text:style-name="T105">.</text:span></text:p>
      <text:h text:style-name="P161" text:outline-level="4">Decimal Place Count</text:h>
      <text:p text:style-name="P50">Sets the number of decimal places for each numeric input box. This may allow us to input more precise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4:36:33.459584618</meta:creation-date>
    <dc:date>2018-09-13T19:10:59.831491705</dc:date>
    <meta:editing-duration>PT11H50M33S</meta:editing-duration>
    <meta:editing-cycles>289</meta:editing-cycles>
    <meta:generator>LibreOffice/6.0.3.2$Linux_X86_64 LibreOffice_project/00m0$Build-2</meta:generator>
    <meta:document-statistic meta:table-count="0" meta:image-count="0" meta:object-count="0" meta:page-count="10" meta:paragraph-count="181" meta:word-count="2720" meta:character-count="15504" meta:non-whitespace-character-count="12979"/>
  </office:meta>
</office:document-meta>
</file>